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1ab7a3"/>
    </style:style>
    <style:style style:name="P3" style:family="paragraph" style:parent-style-name="normal">
      <style:text-properties fo:font-size="13pt" style:font-size-asian="13pt" style:font-size-complex="13pt"/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style:paragraph-properties fo:line-height="115%"/>
      <style:text-properties officeooo:rsid="001ab7a3" officeooo:paragraph-rsid="001ab7a3"/>
    </style:style>
    <style:style style:name="P6" style:family="paragraph" style:parent-style-name="normal">
      <style:paragraph-properties fo:line-height="115%"/>
      <style:text-properties fo:font-size="12pt" fo:font-weight="normal" officeooo:rsid="001ab7a3" officeooo:paragraph-rsid="001ab7a3" style:font-size-asian="10.5pt" style:font-weight-asian="normal" style:font-size-complex="12pt" style:font-weight-complex="normal"/>
    </style:style>
    <style:style style:name="P7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8" style:family="paragraph" style:parent-style-name="normal" style:list-style-name="WWNum2">
      <style:paragraph-properties fo:margin-left="1.27cm" fo:margin-right="0cm" fo:line-height="150%" fo:text-indent="-0.635cm" style:auto-text-indent="false"/>
      <style:text-properties officeooo:rsid="001be4b5" officeooo:paragraph-rsid="001be4b5"/>
    </style:style>
    <style:style style:name="P9" style:family="paragraph" style:parent-style-name="normal">
      <style:paragraph-properties fo:margin-left="0cm" fo:margin-right="0cm" fo:text-indent="0cm" style:auto-text-indent="false"/>
    </style:style>
    <style:style style:name="P10" style:family="paragraph" style:parent-style-name="normal">
      <style:paragraph-properties fo:margin-left="0cm" fo:margin-right="0cm" fo:line-height="150%" fo:text-indent="0cm" style:auto-text-indent="false"/>
    </style:style>
    <style:style style:name="P11" style:family="paragraph" style:parent-style-name="normal">
      <style:paragraph-properties fo:margin-left="0cm" fo:margin-right="0cm" fo:text-indent="0cm" style:auto-text-indent="false"/>
      <style:text-properties officeooo:rsid="001b8657" officeooo:paragraph-rsid="001b8657"/>
    </style:style>
    <style:style style:name="P12" style:family="paragraph" style:parent-style-name="normal">
      <style:paragraph-properties fo:margin-left="0cm" fo:margin-right="0cm" fo:line-height="150%" fo:text-indent="0cm" style:auto-text-indent="false"/>
      <style:text-properties officeooo:rsid="001b8657" officeooo:paragraph-rsid="001b8657"/>
    </style:style>
    <style:style style:name="P13" style:family="paragraph" style:parent-style-name="normal">
      <style:paragraph-properties fo:margin-left="0cm" fo:margin-right="0cm" fo:text-indent="0cm" style:auto-text-indent="false"/>
      <style:text-properties officeooo:rsid="001be4b5" officeooo:paragraph-rsid="001be4b5"/>
    </style:style>
    <style:style style:name="P14" style:family="paragraph" style:parent-style-name="normal">
      <style:paragraph-properties fo:margin-left="0cm" fo:margin-right="0cm" fo:text-indent="0cm" style:auto-text-indent="false"/>
      <style:text-properties officeooo:paragraph-rsid="001be4b5"/>
    </style:style>
    <style:style style:name="P15" style:family="paragraph" style:parent-style-name="normal" style:master-page-name="Standard">
      <style:paragraph-properties fo:text-align="center" style:justify-single-word="false" style:page-number="1"/>
      <style:text-properties officeooo:rsid="00197fa7" officeooo:paragraph-rsid="00197fa7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97fa7" style:font-weight-asian="bold"/>
    </style:style>
    <style:style style:name="T4" style:family="text">
      <style:text-properties fo:color="#1155cc" style:text-underline-style="solid" style:text-underline-width="auto" style:text-underline-color="font-color" officeooo:rsid="001ab7a3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97fa7" style:font-size-asian="12pt" style:font-weight-asian="bold" style:font-size-complex="12pt"/>
    </style:style>
    <style:style style:name="T7" style:family="text">
      <style:text-properties fo:font-size="12pt" fo:font-weight="bold" officeooo:rsid="001ab7a3" style:font-size-asian="12pt" style:font-weight-asian="bold" style:font-size-complex="12pt"/>
    </style:style>
    <style:style style:name="T8" style:family="text">
      <style:text-properties fo:font-size="12pt" fo:font-weight="bold" officeooo:rsid="001be4b5" style:font-size-asian="12pt" style:font-weight-asian="bold" style:font-size-complex="12pt"/>
    </style:style>
    <style:style style:name="T9" style:family="text">
      <style:text-properties fo:font-size="12pt" fo:font-weight="bold" officeooo:rsid="001be4b5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be4b5" style:font-size-asian="12pt" style:font-weight-asian="normal" style:font-size-complex="12pt" style:font-weight-complex="normal"/>
    </style:style>
    <style:style style:name="T12" style:family="text">
      <style:text-properties fo:font-size="12pt" fo:font-style="italic" fo:font-weight="normal" officeooo:rsid="001be4b5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38761d" fo:font-size="12pt" fo:font-weight="bold" style:font-size-asian="12pt" style:font-weight-asian="bold" style:font-size-complex="12pt"/>
    </style:style>
    <style:style style:name="T14" style:family="text">
      <style:text-properties style:text-underline-style="none"/>
    </style:style>
    <style:style style:name="T15" style:family="text">
      <style:text-properties officeooo:rsid="00197fa7"/>
    </style:style>
    <style:style style:name="T16" style:family="text">
      <style:text-properties officeooo:rsid="001ab7a3"/>
    </style:style>
    <style:style style:name="T17" style:family="text">
      <style:text-properties officeooo:rsid="001be4b5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MARIA CAROLINA SANDERS STANGHERLIN </text:span></text:p>
      <text:p text:style-name="P1"><text:span text:style-name="T2">(</text:span><text:span text:style-name="T3">46</text:span><text:span text:style-name="T2">) </text:span><text:span text:style-name="T3">999847289</text:span></text:p>
      <text:p text:style-name="P2"><text:a xlink:type="simple" xlink:href="mailto:maria.stangherlin@escola.pr.gov.br" text:style-name="Internet_20_link" text:visited-style-name="Visited_20_Internet_20_Link">maria.stangherlin@escola.pr.gov.br</text:a><text:span text:style-name="T4"> </text:span></text:p>
      <text:p text:style-name="P1"><text:span text:style-name="T2">Linkedin:</text:span></text:p>
      <text:p text:style-name="normal"><draw:rect text:anchor-type="as-char" style:rel-width="100%" draw:z-index="0" draw:style-name="gr1" draw:text-style-name="P16" svg:width="16.511cm" svg:height="0.054cm"><text:p/></draw:rect></text:p>
      <text:p text:style-name="P3"/>
      <text:p text:style-name="P4"><text:span text:style-name="T5">OBJETIV</text:span><text:span text:style-name="T6">O</text:span><text:span text:style-name="T7"> <text:s text:c="6"/></text:span></text:p>
      <text:p text:style-name="P6">Buscar uma posição como desenvolvedor de software em uma empresa inovadora,onde eupossoa aplicar minhas habilidades em programação e resolução de problemas para criar soluções eficientes </text:p>
      <text:p text:style-name="P5"><text:span text:style-name="T5"/></text:p>
      <text:p text:style-name="normal"><text:span text:style-name="T5">FORMAÇÃO ACADÊMICA</text:span></text:p>
      <text:p text:style-name="normal"><text:span text:style-name="T15">Colegio Estadual Julio Giongo </text:span><text:span text:style-name="T16">E.F.M.N - 2024</text:span>(<text:span text:style-name="T15">não conclui o ensino medio</text:span>)</text:p>
      <text:p text:style-name="normal"/>
      <text:p text:style-name="normal"/>
      <text:p text:style-name="normal"><text:span text:style-name="T5">PROJETOS </text:span><text:span text:style-name="T13">(será um bom diferencial, principalmente caso não tenha experiência profissional)</text:span></text:p>
      <text:p text:style-name="normal"><text:span text:style-name="T13"/></text:p>
      <text:p text:style-name="normal">Nome <text:span text:style-name="T16">do projeto: lógica e programação </text:span></text:p>
      <text:p text:style-name="normal">Descrição: <text:span text:style-name="T16">Criamos um projeto de um jogo de ping pong no scrath e no alura </text:span></text:p>
      <text:p text:style-name="normal"/>
      <text:p text:style-name="normal">Nome do projet<text:span text:style-name="T16">o: Conectando ao mundo profissional </text:span></text:p>
      <text:p text:style-name="normal">Descrição: <text:span text:style-name="T16">criamos um curriculo no GitHub para entrevista de emprego e tecnologia </text:span></text:p>
      <text:p text:style-name="normal"/>
      <text:p text:style-name="normal"/>
      <text:p text:style-name="normal"/>
      <text:p text:style-name="normal"><text:span text:style-name="T5">TECNOLOGIAS </text:span><text:span text:style-name="T13">(aqui você lista as tecnologias, ferramentas e linguagens que você conhece)</text:span></text:p>
      <text:list xml:id="list3678355801" text:style-name="WWNum1">
        <text:list-item>
          <text:p text:style-name="P7">Linguagem I</text:p>
        </text:list-item>
        <text:list-item>
          <text:p text:style-name="P7">Linguagem II</text:p>
        </text:list-item>
        <text:list-item>
          <text:p text:style-name="P7">Ferramenta I …</text:p>
        </text:list-item>
      </text:list>
      <text:p text:style-name="P9"/>
      <text:p text:style-name="P9"/>
      <text:p text:style-name="P9"><text:span text:style-name="T5">EXPERIÊNCIA PROFISSIONAL</text:span></text:p>
      <text:p text:style-name="P11"><text:s/>secretaria</text:p>
      <text:p text:style-name="P11"><text:s/>auxiliar de sorveteria </text:p>
      <text:p text:style-name="P9"/>
      <text:p text:style-name="P10"><text:span text:style-name="T2">Nome do lugar que você teve sua experiência profissional</text:span> (ano de início - ano fim)</text:p>
      <text:p text:style-name="P12">Sorveteria Migelatto (5 meses) Secretaria da Companhia Paranaense de Energia – COPEL </text:p>
      <text:p text:style-name="P12">( 9 meses)</text:p>
      <text:p text:style-name="P10"><text:soft-page-break/><text:span text:style-name="T2">Cargo:</text:span> <text:span text:style-name="T17">secretaria </text:span></text:p>
      <text:p text:style-name="P10"><text:span text:style-name="T2">Atividades:</text:span></text:p>
      <text:list xml:id="list1127541588" text:style-name="WWNum2">
        <text:list-item>
          <text:p text:style-name="P8">p5</text:p>
        </text:list-item>
        <text:list-item>
          <text:p text:style-name="P8">ps2</text:p>
        </text:list-item>
        <text:list-item>
          <text:p text:style-name="P8">ps3</text:p>
        </text:list-item>
      </text:list>
      <text:p text:style-name="P9"/>
      <text:p text:style-name="P9"><text:span text:style-name="T5">CURSOS | CERTIFICAÇÕES</text:span></text:p>
      <text:p text:style-name="P9"><text:span text:style-name="T17">Alura </text:span><text:s/>- <text:span text:style-name="T17">Colegio Julio Giongo</text:span> – (<text:span text:style-name="T17">2023 – 2024... continuo fazendo </text:span>)</text:p>
      <text:p text:style-name="P9"/>
      <text:p text:style-name="P9"><text:span text:style-name="T5">IDIOMAS</text:span></text:p>
      <text:p text:style-name="P14"><text:span text:style-name="T17">Espanhol – iniciante (2022 – </text:span><text:span text:style-name="T11">2023)</text:span></text:p>
      <text:p text:style-name="P13"><text:span text:style-name="T11">i</text:span><text:span text:style-name="T10">ngles – iniciante (2019 --2024)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17T08:43:36.018492440</dc:date>
    <meta:editing-duration>PT9M33S</meta:editing-duration>
    <meta:editing-cycles>1</meta:editing-cycles>
    <meta:document-statistic meta:table-count="0" meta:image-count="0" meta:object-count="0" meta:page-count="2" meta:paragraph-count="34" meta:word-count="187" meta:character-count="1284" meta:non-whitespace-character-count="1111"/>
    <meta:generator>LibreOffice/6.4.7.2$Linux_X86_64 LibreOffice_project/40$Build-2</meta:generator>
  </office:meta>
</office:document-meta>
</file>